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9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padding="2.01pt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6" style:family="table-cell" style:parent-style-name="Default"/>
    <style:style style:name="ce7" style:family="table-cell" style:parent-style-name="Default">
      <style:table-cell-properties fo:padding="2.01pt"/>
    </style:style>
    <style:style style:name="ce8" style:family="table-cell" style:parent-style-name="Default"/>
    <style:style style:name="ce9" style:family="table-cell" style:parent-style-name="Default">
      <style:table-cell-properties fo:padding="2.01pt"/>
      <style:text-properties style:font-name="Calibri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1" table:number-columns-repeated="10" table:default-cell-style-name="ce6"/>
        <table:table-column table:style-name="co1" table:default-cell-style-name="ce8"/>
        <table:table-column table:style-name="co1" table:default-cell-style-name="ce9"/>
        <table:table-column table:style-name="co1" table:default-cell-style-name="ce6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11" table:number-rows-spanned="1">
            <text:p>Methods</text:p>
          </table:table-cell>
          <table:covered-table-cell table:number-columns-repeated="4" table:style-name="Default"/>
          <table:covered-table-cell table:style-name="Default" office:value-type="string" calcext:value-type="string">
            <text:p>Methods </text:p>
          </table:covered-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style-name="ce1" office:value-type="string" calcext:value-type="string">
            <text:p>Datasets</text:p>
          </table:table-cell>
          <table:table-cell table:style-name="Default"/>
          <table:table-cell table:style-name="ce4" office:value-type="string" calcext:value-type="string" table:number-columns-spanned="2" table:number-rows-spanned="1">
            <text:p>GD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PSO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DE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FWA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IFWA + ATF</text:p>
          </table:table-cell>
          <table:covered-table-cell table:style-name="ce7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2"/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Std</text:p>
          </table:table-cell>
          <table:table-cell table:style-name="Default"/>
          <table:table-cell table:style-name="ce1" office:value-type="string" calcext:value-type="string">
            <text:p>Min Mean</text:p>
          </table:table-cell>
          <table:table-cell table:style-name="ce1" office:value-type="string" calcext:value-type="string">
            <text:p>Min Std</text:p>
          </table:table-cell>
        </table:table-row>
        <table:table-row table:style-name="ro1">
          <table:table-cell/>
          <table:table-cell table:style-name="Default" table:number-columns-repeated="15"/>
        </table:table-row>
        <table:table-row table:style-name="ro3">
          <table:table-cell/>
          <table:table-cell office:value-type="string" calcext:value-type="string" table:number-columns-spanned="1" table:number-rows-spanned="2">
            <text:p>Slump Test</text:p>
          </table:table-cell>
          <table:table-cell office:value-type="string" calcext:value-type="string">
            <text:p>Training</text:p>
          </table:table-cell>
          <table:table-cell office:value-type="float" office:value="2.15515166961033" calcext:value-type="float">
            <text:p>2.15515166961033</text:p>
          </table:table-cell>
          <table:table-cell office:value-type="float" office:value="0.101276879687294" calcext:value-type="float">
            <text:p>0.101276879687294</text:p>
          </table:table-cell>
          <table:table-cell office:value-type="float" office:value="8.8126138604482" calcext:value-type="float">
            <text:p>8.8126138604482</text:p>
          </table:table-cell>
          <table:table-cell office:value-type="float" office:value="0.322102235662046" calcext:value-type="float">
            <text:p>0.322102235662046</text:p>
          </table:table-cell>
          <table:table-cell office:value-type="float" office:value="2.14384656302343" calcext:value-type="float">
            <text:p>2.14384656302343</text:p>
          </table:table-cell>
          <table:table-cell office:value-type="float" office:value="0.0735312132869462" calcext:value-type="float">
            <text:p>0.073531213286946</text:p>
          </table:table-cell>
          <table:table-cell office:value-type="float" office:value="16.425400574192" calcext:value-type="float">
            <text:p>16.425400574192</text:p>
          </table:table-cell>
          <table:table-cell office:value-type="float" office:value="0.447362128860035" calcext:value-type="float">
            <text:p>0.447362128860035</text:p>
          </table:table-cell>
          <table:table-cell office:value-type="float" office:value="16.6159123518855" calcext:value-type="float">
            <text:p>16.6159123518855</text:p>
          </table:table-cell>
          <table:table-cell office:value-type="float" office:value="0.520696430727586" calcext:value-type="float">
            <text:p>0.520696430727586</text:p>
          </table:table-cell>
          <table:table-cell/>
          <table:table-cell table:formula="of:=MIN([.D7];[.F7]; [.H7];[.J7]; [.L7])" office:value-type="float" office:value="2.14384656302343" calcext:value-type="float">
            <text:p>2.14384656302343</text:p>
          </table:table-cell>
          <table:table-cell table:formula="of:=MIN([.E7];[.G7];[.I7];[.K7];[.M7])" office:value-type="float" office:value="0.0735312132869462" calcext:value-type="float">
            <text:p>0.073531213286946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0.514789412910575" calcext:value-type="float">
            <text:p>0.514789412910575</text:p>
          </table:table-cell>
          <table:table-cell office:value-type="float" office:value="0.0950191251053729" calcext:value-type="float">
            <text:p>0.095019125105373</text:p>
          </table:table-cell>
          <table:table-cell office:value-type="float" office:value="2.32193165103144" calcext:value-type="float">
            <text:p>2.32193165103144</text:p>
          </table:table-cell>
          <table:table-cell office:value-type="float" office:value="0.322771321531896" calcext:value-type="float">
            <text:p>0.322771321531896</text:p>
          </table:table-cell>
          <table:table-cell office:value-type="float" office:value="0.519226913129499" calcext:value-type="float">
            <text:p>0.519226913129499</text:p>
          </table:table-cell>
          <table:table-cell office:value-type="float" office:value="0.0695711078519716" calcext:value-type="float">
            <text:p>0.069571107851972</text:p>
          </table:table-cell>
          <table:table-cell office:value-type="float" office:value="3.91413430420818" calcext:value-type="float">
            <text:p>3.91413430420818</text:p>
          </table:table-cell>
          <table:table-cell office:value-type="float" office:value="0.458617358806921" calcext:value-type="float">
            <text:p>0.458617358806921</text:p>
          </table:table-cell>
          <table:table-cell office:value-type="float" office:value="4.07672708740056" calcext:value-type="float">
            <text:p>4.07672708740056</text:p>
          </table:table-cell>
          <table:table-cell office:value-type="float" office:value="0.514106747551342" calcext:value-type="float">
            <text:p>0.514106747551342</text:p>
          </table:table-cell>
          <table:table-cell/>
          <table:table-cell table:formula="of:=MIN([.D8];[.F8]; [.H8];[.J8]; [.L8])" office:value-type="float" office:value="0.514789412910575" calcext:value-type="float">
            <text:p>0.514789412910575</text:p>
          </table:table-cell>
          <table:table-cell table:formula="of:=MIN([.E8];[.G8];[.I8];[.K8];[.M8])" office:value-type="float" office:value="0.0695711078519716" calcext:value-type="float">
            <text:p>0.069571107851972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Housing Dataset</text:p>
          </table:table-cell>
          <table:table-cell office:value-type="string" calcext:value-type="string">
            <text:p>Training</text:p>
          </table:table-cell>
          <table:table-cell office:value-type="float" office:value="29.5340391077741" calcext:value-type="float">
            <text:p>29.5340391077741</text:p>
          </table:table-cell>
          <table:table-cell office:value-type="float" office:value="0.69967546200092" calcext:value-type="float">
            <text:p>0.69967546200092</text:p>
          </table:table-cell>
          <table:table-cell office:value-type="float" office:value="34.644529419351" calcext:value-type="float">
            <text:p>34.644529419351</text:p>
          </table:table-cell>
          <table:table-cell office:value-type="float" office:value="0.775240314079433" calcext:value-type="float">
            <text:p>0.775240314079433</text:p>
          </table:table-cell>
          <table:table-cell office:value-type="float" office:value="29.9222754668018" calcext:value-type="float">
            <text:p>29.9222754668018</text:p>
          </table:table-cell>
          <table:table-cell office:value-type="float" office:value="0.65081572572673" calcext:value-type="float">
            <text:p>0.65081572572673</text:p>
          </table:table-cell>
          <table:table-cell office:value-type="float" office:value="45.2487022783456" calcext:value-type="float">
            <text:p>45.2487022783456</text:p>
          </table:table-cell>
          <table:table-cell office:value-type="float" office:value="3.60333446178256" calcext:value-type="float">
            <text:p>3.60333446178256</text:p>
          </table:table-cell>
          <table:table-cell office:value-type="float" office:value="50.0820327564182" calcext:value-type="float">
            <text:p>50.0820327564182</text:p>
          </table:table-cell>
          <table:table-cell office:value-type="float" office:value="3.87623649708138" calcext:value-type="float">
            <text:p>3.87623649708138</text:p>
          </table:table-cell>
          <table:table-cell/>
          <table:table-cell table:formula="of:=MIN([.D9];[.F9]; [.H9];[.J9]; [.L9])" office:value-type="float" office:value="29.5340391077741" calcext:value-type="float">
            <text:p>29.5340391077741</text:p>
          </table:table-cell>
          <table:table-cell table:formula="of:=MIN([.E9];[.G9];[.I9];[.K9];[.M9])" office:value-type="float" office:value="0.65081572572673" calcext:value-type="float">
            <text:p>0.65081572572673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7.17798529486585" calcext:value-type="float">
            <text:p>7.17798529486585</text:p>
          </table:table-cell>
          <table:table-cell office:value-type="float" office:value="0.651263754627943" calcext:value-type="float">
            <text:p>0.651263754627943</text:p>
          </table:table-cell>
          <table:table-cell office:value-type="float" office:value="8.89778204299279" calcext:value-type="float">
            <text:p>8.89778204299279</text:p>
          </table:table-cell>
          <table:table-cell office:value-type="float" office:value="0.623971540273679" calcext:value-type="float">
            <text:p>0.623971540273679</text:p>
          </table:table-cell>
          <table:table-cell office:value-type="float" office:value="7.31950214547261" calcext:value-type="float">
            <text:p>7.31950214547261</text:p>
          </table:table-cell>
          <table:table-cell office:value-type="float" office:value="0.672135329371423" calcext:value-type="float">
            <text:p>0.672135329371423</text:p>
          </table:table-cell>
          <table:table-cell office:value-type="float" office:value="11.106966543292" calcext:value-type="float">
            <text:p>11.106966543292</text:p>
          </table:table-cell>
          <table:table-cell office:value-type="float" office:value="1.09202708773871" calcext:value-type="float">
            <text:p>1.09202708773871</text:p>
          </table:table-cell>
          <table:table-cell office:value-type="float" office:value="12.4638394284274" calcext:value-type="float">
            <text:p>12.4638394284274</text:p>
          </table:table-cell>
          <table:table-cell office:value-type="float" office:value="1.24645751126391" calcext:value-type="float">
            <text:p>1.24645751126391</text:p>
          </table:table-cell>
          <table:table-cell/>
          <table:table-cell table:formula="of:=MIN([.D10];[.F10]; [.H10];[.J10]; [.L10])" office:value-type="float" office:value="7.17798529486585" calcext:value-type="float">
            <text:p>7.17798529486585</text:p>
          </table:table-cell>
          <table:table-cell table:formula="of:=MIN([.E10];[.G10];[.I10];[.K10];[.M10])" office:value-type="float" office:value="0.623971540273679" calcext:value-type="float">
            <text:p>0.623971540273679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O-ring Dataset</text:p>
          </table:table-cell>
          <table:table-cell office:value-type="string" calcext:value-type="string">
            <text:p>Training</text:p>
          </table:table-cell>
          <table:table-cell office:value-type="float" office:value="0.0261187840460358" calcext:value-type="float">
            <text:p>0.026118784046036</text:p>
          </table:table-cell>
          <table:table-cell office:value-type="float" office:value="0.125005396074072" calcext:value-type="float">
            <text:p>0.125005396074072</text:p>
          </table:table-cell>
          <table:table-cell office:value-type="float" office:value="22.3580799099533" calcext:value-type="float">
            <text:p>22.3580799099533</text:p>
          </table:table-cell>
          <table:table-cell office:value-type="float" office:value="2.33174960325909" calcext:value-type="float">
            <text:p>2.33174960325909</text:p>
          </table:table-cell>
          <table:table-cell office:value-type="float" office:value="0.0568256187088436" calcext:value-type="float">
            <text:p>0.056825618708844</text:p>
          </table:table-cell>
          <table:table-cell office:value-type="float" office:value="0.039446340708238" calcext:value-type="float">
            <text:p>0.039446340708238</text:p>
          </table:table-cell>
          <table:table-cell office:value-type="float" office:value="57.5427489177489" calcext:value-type="float">
            <text:p>57.5427489177489</text:p>
          </table:table-cell>
          <table:table-cell office:value-type="float" office:value="1.67598779413772" calcext:value-type="float">
            <text:p>1.67598779413772</text:p>
          </table:table-cell>
          <table:table-cell office:value-type="float" office:value="57.9092787676222" calcext:value-type="float">
            <text:p>57.9092787676222</text:p>
          </table:table-cell>
          <table:table-cell office:value-type="float" office:value="1.81957782418833" calcext:value-type="float">
            <text:p>1.81957782418833</text:p>
          </table:table-cell>
          <table:table-cell/>
          <table:table-cell table:formula="of:=MIN([.D11];[.F11]; [.H11];[.J11]; [.L11])" office:value-type="float" office:value="0.0261187840460358" calcext:value-type="float">
            <text:p>0.026118784046036</text:p>
          </table:table-cell>
          <table:table-cell table:formula="of:=MIN([.E11];[.G11];[.I11];[.K11];[.M11])" office:value-type="float" office:value="0.039446340708238" calcext:value-type="float">
            <text:p>0.039446340708238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0.00382028819166435" calcext:value-type="float">
            <text:p>0.003820288191664</text:p>
          </table:table-cell>
          <table:table-cell office:value-type="float" office:value="0.0144107071210568" calcext:value-type="float">
            <text:p>0.014410707121057</text:p>
          </table:table-cell>
          <table:table-cell office:value-type="float" office:value="7.10130544846906" calcext:value-type="float">
            <text:p>7.10130544846906</text:p>
          </table:table-cell>
          <table:table-cell office:value-type="float" office:value="2.43236558002887" calcext:value-type="float">
            <text:p>2.43236558002887</text:p>
          </table:table-cell>
          <table:table-cell office:value-type="float" office:value="0.0114671516916706" calcext:value-type="float">
            <text:p>0.011467151691671</text:p>
          </table:table-cell>
          <table:table-cell office:value-type="float" office:value="0.00503164479808951" calcext:value-type="float">
            <text:p>0.00503164479809</text:p>
          </table:table-cell>
          <table:table-cell office:value-type="float" office:value="12.1834415584416" calcext:value-type="float">
            <text:p>12.1834415584416</text:p>
          </table:table-cell>
          <table:table-cell office:value-type="float" office:value="1.67598779413773" calcext:value-type="float">
            <text:p>1.67598779413773</text:p>
          </table:table-cell>
          <table:table-cell office:value-type="float" office:value="12.0155392344954" calcext:value-type="float">
            <text:p>12.0155392344954</text:p>
          </table:table-cell>
          <table:table-cell office:value-type="float" office:value="1.81786732429275" calcext:value-type="float">
            <text:p>1.81786732429275</text:p>
          </table:table-cell>
          <table:table-cell/>
          <table:table-cell table:formula="of:=MIN([.D12];[.F12]; [.H12];[.J12]; [.L12])" office:value-type="float" office:value="0.00382028819166435" calcext:value-type="float">
            <text:p>0.003820288191664</text:p>
          </table:table-cell>
          <table:table-cell table:formula="of:=MIN([.E12];[.G12];[.I12];[.K12];[.M12])" office:value-type="float" office:value="0.00503164479808951" calcext:value-type="float">
            <text:p>0.00503164479809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Concrete Compressive Strength Dataset</text:p>
          </table:table-cell>
          <table:table-cell office:value-type="string" calcext:value-type="string">
            <text:p>Training</text:p>
          </table:table-cell>
          <table:table-cell office:value-type="float" office:value="84.4537230662551" calcext:value-type="float">
            <text:p>84.4537230662551</text:p>
          </table:table-cell>
          <table:table-cell office:value-type="float" office:value="0.900420555885767" calcext:value-type="float">
            <text:p>0.900420555885767</text:p>
          </table:table-cell>
          <table:table-cell office:value-type="float" office:value="89.0926612847341" calcext:value-type="float">
            <text:p>89.0926612847341</text:p>
          </table:table-cell>
          <table:table-cell office:value-type="float" office:value="0.991194565846929" calcext:value-type="float">
            <text:p>0.991194565846929</text:p>
          </table:table-cell>
          <table:table-cell office:value-type="float" office:value="97.333596466209" calcext:value-type="float">
            <text:p>97.333596466209</text:p>
          </table:table-cell>
          <table:table-cell office:value-type="float" office:value="10.6903132534821" calcext:value-type="float">
            <text:p>10.6903132534821</text:p>
          </table:table-cell>
          <table:table-cell office:value-type="float" office:value="94.0235701823251" calcext:value-type="float">
            <text:p>94.0235701823251</text:p>
          </table:table-cell>
          <table:table-cell office:value-type="float" office:value="2.86696111079264" calcext:value-type="float">
            <text:p>2.86696111079264</text:p>
          </table:table-cell>
          <table:table-cell office:value-type="float" office:value="97.1944311661455" calcext:value-type="float">
            <text:p>97.1944311661455</text:p>
          </table:table-cell>
          <table:table-cell office:value-type="float" office:value="4.95631785128944" calcext:value-type="float">
            <text:p>4.95631785128944</text:p>
          </table:table-cell>
          <table:table-cell/>
          <table:table-cell table:formula="of:=MIN([.D13];[.F13]; [.H13];[.J13]; [.L13])" office:value-type="float" office:value="84.4537230662551" calcext:value-type="float">
            <text:p>84.4537230662551</text:p>
          </table:table-cell>
          <table:table-cell table:formula="of:=MIN([.E13];[.G13];[.I13];[.K13];[.M13])" office:value-type="float" office:value="0.900420555885767" calcext:value-type="float">
            <text:p>0.900420555885767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20.9929747998368" calcext:value-type="float">
            <text:p>20.9929747998368</text:p>
          </table:table-cell>
          <table:table-cell office:value-type="float" office:value="0.909889001492883" calcext:value-type="float">
            <text:p>0.909889001492883</text:p>
          </table:table-cell>
          <table:table-cell office:value-type="float" office:value="22.4451010895001" calcext:value-type="float">
            <text:p>22.4451010895001</text:p>
          </table:table-cell>
          <table:table-cell office:value-type="float" office:value="0.927240451400744" calcext:value-type="float">
            <text:p>0.927240451400744</text:p>
          </table:table-cell>
          <table:table-cell office:value-type="float" office:value="24.2618026984863" calcext:value-type="float">
            <text:p>24.2618026984863</text:p>
          </table:table-cell>
          <table:table-cell office:value-type="float" office:value="2.75293327245742" calcext:value-type="float">
            <text:p>2.75293327245742</text:p>
          </table:table-cell>
          <table:table-cell office:value-type="float" office:value="23.2118320502273" calcext:value-type="float">
            <text:p>23.2118320502273</text:p>
          </table:table-cell>
          <table:table-cell office:value-type="float" office:value="1.18637074017281" calcext:value-type="float">
            <text:p>1.18637074017281</text:p>
          </table:table-cell>
          <table:table-cell office:value-type="float" office:value="24.065790787711" calcext:value-type="float">
            <text:p>24.065790787711</text:p>
          </table:table-cell>
          <table:table-cell office:value-type="float" office:value="1.41347659893338" calcext:value-type="float">
            <text:p>1.41347659893338</text:p>
          </table:table-cell>
          <table:table-cell/>
          <table:table-cell table:formula="of:=MIN([.D14];[.F14]; [.H14];[.J14]; [.L14])" office:value-type="float" office:value="20.9929747998368" calcext:value-type="float">
            <text:p>20.9929747998368</text:p>
          </table:table-cell>
          <table:table-cell table:formula="of:=MIN([.E14];[.G14];[.I14];[.K14];[.M14])" office:value-type="float" office:value="0.909889001492883" calcext:value-type="float">
            <text:p>0.909889001492883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Red Wine Quality</text:p>
          </table:table-cell>
          <table:table-cell office:value-type="string" calcext:value-type="string">
            <text:p>Training</text:p>
          </table:table-cell>
          <table:table-cell office:value-type="float" office:value="128.025855468982" calcext:value-type="float">
            <text:p>128.025855468982</text:p>
          </table:table-cell>
          <table:table-cell office:value-type="float" office:value="1.55645052873687" calcext:value-type="float">
            <text:p>1.55645052873687</text:p>
          </table:table-cell>
          <table:table-cell office:value-type="float" office:value="813.541816876669" calcext:value-type="float">
            <text:p>813.541816876669</text:p>
          </table:table-cell>
          <table:table-cell office:value-type="float" office:value="7.37598406876594" calcext:value-type="float">
            <text:p>7.37598406876594</text:p>
          </table:table-cell>
          <table:table-cell office:value-type="float" office:value="176.009672756933" calcext:value-type="float">
            <text:p>176.009672756933</text:p>
          </table:table-cell>
          <table:table-cell office:value-type="float" office:value="22.6261690466128" calcext:value-type="float">
            <text:p>22.6261690466128</text:p>
          </table:table-cell>
          <table:table-cell office:value-type="float" office:value="141.304860712662" calcext:value-type="float">
            <text:p>141.304860712662</text:p>
          </table:table-cell>
          <table:table-cell office:value-type="float" office:value="3.72629981213168" calcext:value-type="float">
            <text:p>3.72629981213168</text:p>
          </table:table-cell>
          <table:table-cell office:value-type="float" office:value="145.818247160364" calcext:value-type="float">
            <text:p>145.818247160364</text:p>
          </table:table-cell>
          <table:table-cell office:value-type="float" office:value="4.77504697133289" calcext:value-type="float">
            <text:p>4.77504697133289</text:p>
          </table:table-cell>
          <table:table-cell/>
          <table:table-cell table:formula="of:=MIN([.D15];[.F15]; [.H15];[.J15]; [.L15])" office:value-type="float" office:value="128.025855468982" calcext:value-type="float">
            <text:p>128.025855468982</text:p>
          </table:table-cell>
          <table:table-cell table:formula="of:=MIN([.E15];[.G15];[.I15];[.K15];[.M15])" office:value-type="float" office:value="1.55645052873687" calcext:value-type="float">
            <text:p>1.55645052873687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32.0336908836696" calcext:value-type="float">
            <text:p>32.0336908836696</text:p>
          </table:table-cell>
          <table:table-cell office:value-type="float" office:value="1.56316054738206" calcext:value-type="float">
            <text:p>1.56316054738206</text:p>
          </table:table-cell>
          <table:table-cell office:value-type="float" office:value="202.092612174464" calcext:value-type="float">
            <text:p>202.092612174464</text:p>
          </table:table-cell>
          <table:table-cell office:value-type="float" office:value="7.38742578382374" calcext:value-type="float">
            <text:p>7.38742578382374</text:p>
          </table:table-cell>
          <table:table-cell office:value-type="float" office:value="43.8612409572708" calcext:value-type="float">
            <text:p>43.8612409572708</text:p>
          </table:table-cell>
          <table:table-cell office:value-type="float" office:value="5.88363764411673" calcext:value-type="float">
            <text:p>5.88363764411673</text:p>
          </table:table-cell>
          <table:table-cell office:value-type="float" office:value="35.0546932150727" calcext:value-type="float">
            <text:p>35.0546932150727</text:p>
          </table:table-cell>
          <table:table-cell office:value-type="float" office:value="1.43162586141028" calcext:value-type="float">
            <text:p>1.43162586141028</text:p>
          </table:table-cell>
          <table:table-cell office:value-type="float" office:value="35.5568919526506" calcext:value-type="float">
            <text:p>35.5568919526506</text:p>
          </table:table-cell>
          <table:table-cell office:value-type="float" office:value="1.72572925686266" calcext:value-type="float">
            <text:p>1.72572925686266</text:p>
          </table:table-cell>
          <table:table-cell/>
          <table:table-cell table:formula="of:=MIN([.D16];[.F16]; [.H16];[.J16]; [.L16])" office:value-type="float" office:value="32.0336908836696" calcext:value-type="float">
            <text:p>32.0336908836696</text:p>
          </table:table-cell>
          <table:table-cell table:formula="of:=MIN([.E16];[.G16];[.I16];[.K16];[.M16])" office:value-type="float" office:value="1.43162586141028" calcext:value-type="float">
            <text:p>1.43162586141028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2">
            <text:p>White Wine Quality</text:p>
          </table:table-cell>
          <table:table-cell office:value-type="string" calcext:value-type="string">
            <text:p>Training</text:p>
          </table:table-cell>
          <table:table-cell office:value-type="float" office:value="382.198402652602" calcext:value-type="float">
            <text:p>382.198402652602</text:p>
          </table:table-cell>
          <table:table-cell office:value-type="float" office:value="2.71596527291622" calcext:value-type="float">
            <text:p>2.71596527291622</text:p>
          </table:table-cell>
          <table:table-cell office:value-type="float" office:value="420.324611543939" calcext:value-type="float">
            <text:p>420.324611543939</text:p>
          </table:table-cell>
          <table:table-cell office:value-type="float" office:value="4.44385018716228" calcext:value-type="float">
            <text:p>4.44385018716228</text:p>
          </table:table-cell>
          <table:table-cell office:value-type="float" office:value="466.256229279861" calcext:value-type="float">
            <text:p>466.256229279861</text:p>
          </table:table-cell>
          <table:table-cell office:value-type="float" office:value="46.6762308956609" calcext:value-type="float">
            <text:p>46.6762308956609</text:p>
          </table:table-cell>
          <table:table-cell office:value-type="float" office:value="406.021264706935" calcext:value-type="float">
            <text:p>406.021264706935</text:p>
          </table:table-cell>
          <table:table-cell office:value-type="float" office:value="3.36969826363597" calcext:value-type="float">
            <text:p>3.36969826363597</text:p>
          </table:table-cell>
          <table:table-cell office:value-type="float" office:value="411.065068529045" calcext:value-type="float">
            <text:p>411.065068529045</text:p>
          </table:table-cell>
          <table:table-cell office:value-type="float" office:value="5.82489078534038" calcext:value-type="float">
            <text:p>5.82489078534038</text:p>
          </table:table-cell>
          <table:table-cell/>
          <table:table-cell table:formula="of:=MIN([.D17];[.F17]; [.H17];[.J17]; [.L17])" office:value-type="float" office:value="382.198402652602" calcext:value-type="float">
            <text:p>382.198402652602</text:p>
          </table:table-cell>
          <table:table-cell table:formula="of:=MIN([.E17];[.G17];[.I17];[.K17];[.M17])" office:value-type="float" office:value="2.71596527291622" calcext:value-type="float">
            <text:p>2.71596527291622</text:p>
          </table:table-cell>
        </table:table-row>
        <table:table-row table:style-name="ro3">
          <table:table-cell/>
          <table:covered-table-cell table:style-name="Default"/>
          <table:table-cell office:value-type="string" calcext:value-type="string">
            <text:p>Testing</text:p>
          </table:table-cell>
          <table:table-cell office:value-type="float" office:value="94.9396200471657" calcext:value-type="float">
            <text:p>94.9396200471657</text:p>
          </table:table-cell>
          <table:table-cell office:value-type="float" office:value="2.54192769274862" calcext:value-type="float">
            <text:p>2.54192769274862</text:p>
          </table:table-cell>
          <table:table-cell office:value-type="float" office:value="105.753026179677" calcext:value-type="float">
            <text:p>105.753026179677</text:p>
          </table:table-cell>
          <table:table-cell office:value-type="float" office:value="2.70641063384376" calcext:value-type="float">
            <text:p>2.70641063384376</text:p>
          </table:table-cell>
          <table:table-cell office:value-type="float" office:value="116.450632755615" calcext:value-type="float">
            <text:p>116.450632755615</text:p>
          </table:table-cell>
          <table:table-cell office:value-type="float" office:value="12.137928521006" calcext:value-type="float">
            <text:p>12.137928521006</text:p>
          </table:table-cell>
          <table:table-cell office:value-type="float" office:value="100.242724741177" calcext:value-type="float">
            <text:p>100.242724741177</text:p>
          </table:table-cell>
          <table:table-cell office:value-type="float" office:value="2.65938446675768" calcext:value-type="float">
            <text:p>2.65938446675768</text:p>
          </table:table-cell>
          <table:table-cell office:value-type="float" office:value="103.214207766727" calcext:value-type="float">
            <text:p>103.214207766727</text:p>
          </table:table-cell>
          <table:table-cell office:value-type="float" office:value="2.49091297797985" calcext:value-type="float">
            <text:p>2.49091297797985</text:p>
          </table:table-cell>
          <table:table-cell/>
          <table:table-cell table:formula="of:=MIN([.D18];[.F18]; [.H18];[.J18]; [.L18])" office:value-type="float" office:value="94.9396200471657" calcext:value-type="float">
            <text:p>94.9396200471657</text:p>
          </table:table-cell>
          <table:table-cell table:formula="of:=MIN([.E18];[.G18];[.I18];[.K18];[.M18])" office:value-type="float" office:value="2.49091297797985" calcext:value-type="float">
            <text:p>2.49091297797985</text:p>
          </table:table-cell>
        </table:table-row>
        <calcext:conditional-formats>
          <calcext:conditional-format calcext:target-range-address="Sheet1.N7:Sheet1.O18">
            <calcext:condition calcext:apply-style-name="Duplicate Highlight" calcext:value="duplicate" calcext:base-cell-address="Sheet1.N7"/>
            <calcext:condition calcext:apply-style-name="Duplicate Highlight 2" calcext:value="duplicate" calcext:base-cell-address="Sheet1.N7"/>
          </calcext:conditional-format>
          <calcext:conditional-format calcext:target-range-address="Sheet1.D7:Sheet1.P18">
            <calcext:condition calcext:apply-style-name="Duplicate Highlight" calcext:value="duplicate" calcext:base-cell-address="Sheet1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uplicate_20_Highlight" style:display-name="Duplicate Highlight" style:family="table-cell" style:parent-style-name="Default">
      <style:table-cell-properties fo:background-color="#dddddd"/>
    </style:style>
    <style:style style:name="Untitled1" style:family="table-cell" style:parent-style-name="Duplicate_20_Highlight"/>
    <style:style style:name="Duplicate_20_Highlight_20_2" style:display-name="Duplicate Highlight 2" style:family="table-cell" style:parent-style-name="Duplicate_20_Highligh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5:36:47.867265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5:18:02.597275901</meta:creation-date>
    <dc:date>2017-01-02T20:49:58.227517079</dc:date>
    <meta:editing-duration>PT28M40S</meta:editing-duration>
    <meta:editing-cycles>7</meta:editing-cycles>
    <meta:generator>LibreOffice/5.2.3.3$Linux_X86_64 LibreOffice_project/20m0$Build-3</meta:generator>
    <meta:document-statistic meta:table-count="1" meta:cell-count="182" meta:object-count="0"/>
  </office:meta>
</office:document-meta>
</file>